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8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2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5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number-columns-repeated="6" table:default-cell-style-name="ce3"/>
        <table:table-column table:style-name="co1" table:default-cell-style-name="ce1"/>
        <table:table-column table:style-name="co2" table:number-columns-repeated="9" table:default-cell-style-name="ce3"/>
        <table:table-column table:style-name="co2" table:default-cell-style-name="ce5"/>
        <table:table-column table:style-name="co2" table:number-columns-repeated="10" table:default-cell-style-name="ce3"/>
        <table:table-column table:style-name="co1" table:default-cell-style-name="ce5"/>
        <table:table-column table:style-name="co1" table:default-cell-style-name="ce3"/>
        <table:table-column table:style-name="co1" table:default-cell-style-name="ce6"/>
        <table:table-row table:style-name="ro1">
          <table:table-cell table:style-name="Default" table:number-columns-repeated="17"/>
          <table:table-cell table:style-name="ce4" office:value-type="string" calcext:value-type="string" table:number-columns-spanned="11" table:number-rows-spanned="1">
            <text:p>pythontutor.ru</text:p>
          </table:table-cell>
          <table:covered-table-cell table:number-columns-repeated="10" table:style-name="Default"/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Фамилия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дз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1 модуль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дз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дз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теория</text:p>
          </table:table-cell>
          <table:table-cell office:value-type="string" calcext:value-type="string">
            <text:p>практика</text:p>
          </table:table-cell>
          <table:table-cell office:value-type="string" calcext:value-type="string">
            <text:p>итого</text:p>
          </table:table-cell>
        </table:table-row>
        <table:table-row table:style-name="ro1">
          <table:table-cell office:value-type="string" calcext:value-type="string">
            <text:p>Барыкина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/>
          <table:table-cell table:formula="of:=SUM([.B3:.G3])" office:value-type="float" office:value="5" calcext:value-type="float">
            <text:p>5</text:p>
          </table:table-cell>
          <table:table-cell table:number-columns-repeated="22"/>
          <table:table-cell table:formula="of:=SUM([.B3:.G3])+SUM([.I3:.AC3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Данил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SUM([.B4:.G4])" office:value-type="float" office:value="10" calcext:value-type="float">
            <text:p>10</text:p>
          </table:table-cell>
          <table:table-cell table:number-columns-repeated="22"/>
          <table:table-cell table:formula="of:=SUM([.B4:.G4])+SUM([.I4:.AC4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Егоренко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table:formula="of:=SUM([.B5:.G5])" office:value-type="float" office:value="8" calcext:value-type="float">
            <text:p>8</text:p>
          </table:table-cell>
          <table:table-cell table:number-columns-repeated="22"/>
          <table:table-cell table:formula="of:=SUM([.B5:.G5])+SUM([.I5:.AC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6:.G6])" office:value-type="float" office:value="16" calcext:value-type="float">
            <text:p>16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6:.G6])+SUM([.I6:.AC6]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Малыг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7:.G7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4"/>
          <table:table-cell table:formula="of:=SUM([.B7:.G7])+SUM([.I7:.AC7])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Машрап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formula="of:=SUM([.B8:.G8])" office:value-type="float" office:value="9" calcext:value-type="float">
            <text:p>9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  <table:table-cell table:formula="of:=SUM([.B8:.G8])+SUM([.I8:.AC8]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Носуля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SUM([.B9:.G9])" office:value-type="float" office:value="15" calcext:value-type="float">
            <text:p>1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table:number-columns-repeated="2" office:value-type="float" office:value="2" calcext:value-type="float">
            <text:p>2</text:p>
          </table:table-cell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7"/>
          <table:table-cell table:formula="of:=SUM([.B9:.G9])+SUM([.I9:.AC9])"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Пак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table:formula="of:=SUM([.B10:.G10])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9"/>
          <table:table-cell table:formula="of:=SUM([.B10:.G10])+SUM([.I10:.AC10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Петросов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table:formula="of:=SUM([.B11:.G11])" office:value-type="float" office:value="8" calcext:value-type="float">
            <text:p>8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formula="of:=SUM([.B11:.G11])+SUM([.I11:.AC11])"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Пимкин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formula="of:=SUM([.B12:.G12])"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7"/>
          <table:table-cell table:formula="of:=SUM([.B12:.G12])+SUM([.I12:.AC12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Поляков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3" calcext:value-type="float">
            <text:p>3</text:p>
          </table:table-cell>
          <table:table-cell table:formula="of:=SUM([.B13:.G13])" office:value-type="float" office:value="17" calcext:value-type="float">
            <text:p>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0"/>
          <table:table-cell table:formula="of:=SUM([.B13:.G13])+SUM([.I13:.AC13])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Пронина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SUM([.B14:.G14])"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table:formula="of:=SUM([.B14:.G14])+SUM([.I14:.AC14])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Мурина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20"/>
          <table:table-cell table:formula="of:=SUM([.B15:.G15])+SUM([.I15:.AC15])" office:value-type="float" office:value="3" calcext:value-type="float">
            <text:p>3</text:p>
          </table:table-cell>
        </table:table-row>
        <table:table-row table:style-name="ro1" table:number-rows-repeated="2">
          <table:table-cell table:style-name="Default" table:number-columns-repeated="31"/>
        </table:table-row>
        <table:table-row table:style-name="ro1">
          <table:table-cell table:style-name="Default" office:value-type="string" calcext:value-type="string">
            <text:p>Итого:</text:p>
          </table:table-cell>
          <table:table-cell table:style-name="Default" office:value-type="string" calcext:value-type="string">
            <text:p>max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осещения</text:p>
          </table:table-cell>
          <table:table-cell table:style-name="Default" table:formula="of:=11*3+2" office:value-type="float" office:value="35" calcext:value-type="float">
            <text:p>35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Дз</text:p>
          </table:table-cell>
          <table:table-cell table:style-name="Default" table:formula="of:=22+2+3+4" office:value-type="float" office:value="31" calcext:value-type="float">
            <text:p>31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Теория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 office:value-type="string" calcext:value-type="string">
            <text:p>Практика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table:number-columns-repeated="29"/>
        </table:table-row>
        <table:table-row table:style-name="ro1">
          <table:table-cell table:style-name="Default"/>
          <table:table-cell table:style-name="Default" table:formula="of:=SUM([.B19:.B22])" office:value-type="float" office:value="100" calcext:value-type="float">
            <text:p>100</text:p>
          </table:table-cell>
          <table:table-cell table:style-name="Default" table:number-columns-repeated="29"/>
        </table:table-row>
      </table:table>
      <table:named-expressions/>
      <table:database-ranges>
        <table:database-range table:name="__Anonymous_Sheet_DB__0" table:target-range-address="Sheet1.A1:Sheet1.A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841.89pt" fo:page-height="595.3pt" style:num-format="1" style:print-orientation="landscape" style:scale-to="46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6">00/00/0000</text:date>, <text:time style:data-style-name="N2" text:time-value="13:00:19.7964552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9T10:57:23.975612458</meta:creation-date>
    <dc:date>2016-12-06T13:16:06.337361130</dc:date>
    <meta:editing-duration>PT1H8M53S</meta:editing-duration>
    <meta:editing-cycles>4</meta:editing-cycles>
    <meta:generator>LibreOffice/5.1.4.2$Linux_X86_64 LibreOffice_project/10m0$Build-2</meta:generator>
    <meta:document-statistic meta:table-count="1" meta:cell-count="188" meta:object-count="0"/>
  </office:meta>
</office:document-meta>
</file>